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200%" fo:text-align="start" style:justify-single-word="false"/>
    </style:style>
    <style:style style:name="P4" style:family="paragraph" style:parent-style-name="Standard">
      <style:paragraph-properties fo:line-height="200%" fo:text-align="start" style:justify-single-word="false"/>
      <style:text-properties fo:font-weight="bold" style:font-weight-asian="bold" style:font-weight-complex="bold"/>
    </style:style>
    <style:style style:name="P5" style:family="paragraph" style:parent-style-name="Standard">
      <style:paragraph-properties fo:line-height="200%" fo:text-align="start" style:justify-single-word="false"/>
      <style:text-properties fo:font-weight="bold" style:font-weight-asian="bold" style:font-weight-complex="bold"/>
    </style:style>
    <style:style style:name="P6" style:family="paragraph" style:parent-style-name="Standard">
      <style:paragraph-properties fo:line-height="200%" fo:text-align="start" style:justify-single-word="false"/>
    </style:style>
    <style:style style:name="P7" style:family="paragraph" style:parent-style-name="Standard" style:list-style-name="L1">
      <style:paragraph-properties fo:line-height="200%" fo:text-align="start" style:justify-single-word="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immy Goad</text:p>
      <text:p text:style-name="P1"/>
      <text:p text:style-name="P2">The Sprint </text:p>
      <text:p text:style-name="P2"/>
      <text:p text:style-name="P3"><text:tab/>Throughout the course of Software development we had the opportunity to explore the various aspects of the agile method of management. This was further expanded upon in the form of the scrum system with all its perspective roles and team slots that come along with it. We were put into the positions of the team members working for Chada Tech working in tandem with the scrum team to construct SNHU Travel, a travel agency agency seeking to expand its tools and client base to construct a more functional and effective product. We spent time working on the project through the lens of each of role members on the team and how they can dynamically work together to achieve the desired goals in a timely manner.</text:p>
      <text:p text:style-name="P4">The Product Owner</text:p>
      <text:p text:style-name="P3"><text:span text:style-name="T2"><text:tab/></text:span><text:span text:style-name="T1">The product owner is a multi faceted job in most cases. They must be able to lay out the vision and goals of their prospective projects that theve been presented with. They work to ensure quality control and take feedback from the end users to make alterations and suggestions to the team to meet goals and deadlines. The Product Manager is a major relay point between the clients and the team and a strong foundation that can be used to let the team make effective informed decisions. Backlog</text:span></text:p>
      <text:p text:style-name="P3"><text:span text:style-name="T1">management is another vital role the Product Owner plays in the scrum team constantly updating and ensuring continuous alignments of past and future work goals. The Product Owner will take a part in all aspects of the team <text:s/>in some ways suggesting what they feel to be the best course of action for the project. In our project the owner was responsible for collecting the user stories that were then handed to the rest of the team and applied to product development and testing.</text:span></text:p>
      <text:p text:style-name="P3"><text:span text:style-name="T1"><text:tab/></text:span><text:span text:style-name="T2">The Scrum Master</text:span></text:p>
      <text:p text:style-name="P3"><text:span text:style-name="T2"><text:tab/></text:span><text:span text:style-name="T1">The Scrum Master is responsible for making sure the team understands the framework and vectors of the project. They will facilitate scrum meetings making sure they are consist and brief , and making sure all members understand backlog items and future goals for the project. They will break </text:span><text:soft-page-break/><text:span text:style-name="T1">down members into the smaller cells to ensure pocket goals can be met, and also be a intermediary </text:span><text:span text:style-name="T1">between the team and the product owner for clear communication. In our project the Scrum Master was consistently checking in with all members of the team and ensuring each person had all the necessary items and information needed to begin work each day even when issues would arise.</text:span></text:p>
      <text:p text:style-name="P3"><text:span text:style-name="T1"><text:tab/></text:span><text:span text:style-name="T2">Scrum Developers and Testers</text:span></text:p>
      <text:p text:style-name="P3"><text:span text:style-name="T2"><text:tab/></text:span><text:span text:style-name="T1">Developers will work daily to apply all aspects of the scrum principles to the project to successfully fulfill the daily goals and sprints set before them. A developers will have a wide variety of skills and technical knowledge that can vary greatly depending on the project. They will use the direction from the product owners and scrum master to make <text:s/>workable products that can then be handed off the to testers of the project. Testers will then work with the products to ensure the quality and features are up to par with the vision and goals set forth by the project leads and client requests. They will strive for quality control and stamping out defects or arising issues throughout the life cycle and development of each product. In our project the Developers went into the code and implemented any suggested changes to the travel site. After the developers completed their initial work the testers would then go in and ensure the features were working correctly and no unexpected issues arose from the alterations and passing the information back to the development team if any were found.</text:span></text:p>
      <text:p text:style-name="P4"><text:tab/>The SDLC Approach</text:p>
      <text:p text:style-name="P3"><text:span text:style-name="T2"><text:tab/></text:span><text:span text:style-name="T1">The software development life cycle was used to great effect throughout the construction of the new SNHU Travel project. We used all aspects of the model beginning with the product owner gathering information in the form of user stories that could be relayed to the team. The owner and product manager then used that information and analyzed them to dole out the appropriate amount of work to the rest of the team. The developers then took the user stories and owner suggestions to begin and design the new travel website. They continued the development to completion and were able to pass it along to the tester for quality control. SNHU Travel was then meticulously tested and commented on for the team to improve and reiterate till all the features were up to the standards of the </text:span><text:soft-page-break/><text:span text:style-name="T1">project. The site was then deployed and launched needing only future maintenance and delivering on the requested product for our client.</text:span></text:p>
      <text:p text:style-name="P3"><text:span text:style-name="T1"><text:tab/></text:span><text:span text:style-name="T2">Advantages of The Scrum-Agile Model</text:span></text:p>
      <text:p text:style-name="P4"><text:tab/><text:span text:style-name="T1">During the course of the sits construction we hit a snag in the form of a feature change in the middle of the project. This arose when the travel site currently under construction went from focusing on any travel destination to altering its focus on detox and wellness destinations instead. This is exactly where the scrum-agile model excels. In the next scrum meeting with the product owner this change was relayed and the team was able to effectively prioritize to then focus on these new destinations and locations. The developers went in and altered the focus to these new destinations and it was able to run its course through the rest of the team to reach completion quickly and effectively.</text:span></text:p>
      <text:p text:style-name="P4"><text:span text:style-name="T1"><text:tab/></text:span>Communication Effectiveness</text:p>
      <text:p text:style-name="P4"><text:tab/><text:span text:style-name="T1">Communications can be key during a scrum project and every aspect of the team has some form of necessary inter connectivity to complete their work. This can come in the form of the scrum meeting with the product owner and scrum master that lead to the new alteration in the project that arose with the detox or wellness focus of the site. This could also be seen the emails we sent back and forth between the team members to clarify details and features in the site such as this one.</text:span></text:p>
      <text:p text:style-name="P3">To: Miss Anderson</text:p>
      <text:p text:style-name="P3">Subject: User Stories</text:p>
      <text:p text:style-name="P3">Miss Anderson,</text:p>
      <text:p text:style-name="P3"><text:tab/>Hello I was working my way through our user stories to further our features on the site. I would just like to double check on some specifics on a few of the aspects on each story so I can fine tune metrics to help me complete the feature tests.</text:p>
      <text:p text:style-name="P3"><text:tab/>User Story 4</text:p>
      <text:p text:style-name="P3"><text:tab/><text:tab/></text:p>
      <text:list xml:id="list7527882706248972042" text:style-name="L1">
        <text:list-item>
          <text:list>
            <text:list-item>
              <text:list>
                <text:list-item>
                  <text:p text:style-name="P7">Can I have a comprehensive list of all the available forms of travel that should appear on <text:soft-page-break/>the travel type preferences section</text:p>
                </text:list-item>
                <text:list-item>
                  <text:p text:style-name="P7">On the destination page where should the text be located on the slides</text:p>
                </text:list-item>
                <text:list-item>
                  <text:p text:style-name="P7">On the destination page where should the next and previous button be located on the slide</text:p>
                </text:list-item>
                <text:list-item>
                  <text:p text:style-name="P7">Is there a specific font the slides should have<text:tab/></text:p>
                </text:list-item>
              </text:list>
            </text:list-item>
          </text:list>
        </text:list-item>
      </text:list>
      <text:p text:style-name="P3">Thanks,</text:p>
      <text:p text:style-name="P4"><text:span text:style-name="T1">Jimmy</text:span></text:p>
      <text:p text:style-name="P4"><text:span text:style-name="T1"><text:tab/></text:span>Effectiveness of the Scrum-Agile Model</text:p>
      <text:p text:style-name="P4"><text:tab/><text:span text:style-name="T1">Having completed the project using this model I believe it was undoubtedly effectively in the overall productivity during the course of the development. The group coming together and completing the project in a timely manner despite issues and changes arising and being able to quickly alter course and fluidly change work flow to meet the rising goals shows this fact to be true. I feel we were able to avoid many of the cons of this model with our small team sizes and fairly simple project and timeline schedu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8-13T19:32:27.34</meta:creation-date>
    <meta:editing-duration>PT2H19M41S</meta:editing-duration>
    <meta:editing-cycles>3</meta:editing-cycles>
    <meta:generator>OpenOffice/4.1.8$Win32 OpenOffice.org_project/418m3$Build-9803</meta:generator>
    <dc:date>2023-08-13T22:12:00.98</dc:date>
    <meta:document-statistic meta:table-count="0" meta:image-count="0" meta:object-count="0" meta:page-count="4" meta:paragraph-count="30" meta:word-count="1208" meta:character-count="6943"/>
  </office:meta>
</office:document-meta>
</file>